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width="0cm" draw:marker-start-width="0.2cm" draw:marker-end-width="0.2cm" draw:fill="solid" draw:fill-color="#c0c0c0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svg:stroke-width="0.1cm" draw:marker-start-width="0.35cm" draw:marker-end-width="0.35cm" draw:fill="solid" draw:fill-color="#ffff00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fill="solid" draw:fill-color="#c0c0c0" draw:textarea-horizontal-align="center" draw:textarea-vertical-align="middle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svg:stroke-width="0cm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0pt"/>
    </style:style>
    <style:style style:name="P3" style:family="paragraph">
      <style:text-properties fo:font-size="10pt"/>
    </style:style>
    <style:style style:name="P4" style:family="paragraph">
      <style:paragraph-properties fo:margin-left="0cm" fo:margin-right="0cm" fo:text-align="center" fo:text-indent="0cm"/>
      <style:text-properties fo:font-size="10pt"/>
    </style:style>
    <style:style style:name="P5" style:family="paragraph">
      <style:paragraph-properties fo:margin-left="0cm" fo:margin-right="0cm" fo:text-align="center" fo:text-indent="0cm"/>
      <style:text-properties fo:font-family="'Albany AMT'" style:font-pitch="variable" fo:font-size="10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text-align="center"/>
      <style:text-properties fo:font-size="12pt"/>
    </style:style>
    <style:style style:name="P8" style:family="paragraph">
      <style:paragraph-properties fo:text-align="center"/>
      <style:text-properties fo:font-size="10pt"/>
    </style:style>
    <style:style style:name="T1" style:family="text">
      <style:text-properties fo:font-size="10pt"/>
    </style:style>
    <style:style style:name="T2" style:family="text">
      <style:text-properties fo:font-family="'Albany AMT'" style:font-pitch="variable" fo:font-size="10pt"/>
    </style:style>
    <style:style style:name="T3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1.053cm" svg:height="0.883cm" svg:x="5.329cm" svg:y="8.728cm">
          <text:p/>
        </draw:rect>
        <draw:rect draw:style-name="gr1" draw:text-style-name="P1" draw:layer="layout" svg:width="11.087cm" svg:height="0.983cm" svg:x="5.328cm" svg:y="6.977cm">
          <text:p/>
        </draw:rect>
        <draw:frame draw:style-name="gr2" draw:text-style-name="P3" draw:layer="layout" svg:width="1.378cm" svg:height="0.645cm" svg:x="15.332cm" svg:y="4.614cm">
          <draw:text-box>
            <text:p text:style-name="P2"><text:span text:style-name="T1">[not2]</text:span></text:p>
          </draw:text-box>
        </draw:frame>
        <draw:frame draw:style-name="gr2" draw:text-style-name="P3" draw:layer="layout" svg:width="1.205cm" svg:height="0.645cm" svg:x="15.417cm" svg:y="7.996cm">
          <draw:text-box>
            <text:p text:style-name="P2"><text:span text:style-name="T1">[or3]</text:span></text:p>
          </draw:text-box>
        </draw:frame>
        <draw:frame draw:style-name="gr2" draw:text-style-name="P3" draw:layer="layout" svg:width="1.476cm" svg:height="0.645cm" svg:x="15.202cm" svg:y="6.279cm">
          <draw:text-box>
            <text:p text:style-name="P2"><text:span text:style-name="T1">[and1]</text:span></text:p>
          </draw:text-box>
        </draw:frame>
        <draw:rect draw:style-name="gr3" draw:text-style-name="P5" draw:layer="layout" svg:width="11.188cm" svg:height="0.738cm" svg:x="5.259cm" svg:y="3.855cm">
          <text:p text:style-name="P4"><text:span text:style-name="T2">not(or(false, and(true, <text:s text:c="22"/>))) </text:span></text:p>
        </draw:rect>
        <draw:rect draw:style-name="gr4" draw:text-style-name="P7" draw:layer="layout" svg:width="1.972cm" svg:height="0.549cm" svg:x="11.348cm" svg:y="3.952cm">
          <text:p text:style-name="P6"><text:span text:style-name="T3">not(false)</text:span></text:p>
        </draw:rect>
        <draw:rect draw:style-name="gr5" draw:text-style-name="P8" draw:layer="layout" svg:width="11.154cm" svg:height="0.983cm" svg:x="5.327cm" svg:y="5.239cm">
          <text:p text:style-name="P4"><text:span text:style-name="T1"><text:s/></text:span><text:span text:style-name="T1">not(or(false, <text:s text:c="29"/>))</text:span></text:p>
        </draw:rect>
        <draw:g>
          <draw:rect draw:style-name="gr4" draw:text-style-name="P8" draw:layer="layout" svg:width="2.696cm" svg:height="0.638cm" svg:x="10.428cm" svg:y="5.409cm">
            <text:p text:style-name="P4"><text:span text:style-name="T1">and(true, true <text:s/>)</text:span></text:p>
          </draw:rect>
        </draw:g>
        <draw:rect draw:style-name="gr6" draw:text-style-name="P1" draw:layer="layout" svg:width="0.77cm" svg:height="0.356cm" svg:x="11.947cm" svg:y="5.561cm">
          <text:p/>
        </draw:rect>
        <draw:line draw:style-name="gr7" draw:text-style-name="P1" draw:layer="layout" svg:x1="12.357cm" svg:y1="4.462cm" svg:x2="12.357cm" svg:y2="5.574cm">
          <text:p/>
        </draw:line>
        <draw:frame draw:style-name="gr2" draw:text-style-name="P3" draw:layer="layout" svg:width="4.147cm" svg:height="0.645cm" svg:x="8.909cm" svg:y="7.111cm">
          <draw:text-box>
            <text:p text:style-name="P2"><text:span text:style-name="T1">not( <text:s text:c="29"/>)</text:span></text:p>
          </draw:text-box>
        </draw:frame>
        <draw:g>
          <draw:rect draw:style-name="gr4" draw:text-style-name="P8" draw:layer="layout" svg:width="2.606cm" svg:height="0.601cm" svg:x="9.871cm" svg:y="7.128cm">
            <text:p text:style-name="P4"><text:span text:style-name="T1">or(false, true <text:s/>)</text:span></text:p>
          </draw:rect>
        </draw:g>
        <draw:rect draw:style-name="gr6" draw:text-style-name="P1" draw:layer="layout" svg:width="0.725cm" svg:height="0.312cm" svg:x="11.354cm" svg:y="7.272cm">
          <text:p/>
        </draw:rect>
        <draw:line draw:style-name="gr7" draw:text-style-name="P1" draw:layer="layout" svg:x1="11.756cm" svg:y1="6.11cm" svg:x2="11.756cm" svg:y2="7.303cm">
          <text:p/>
        </draw:line>
        <draw:g>
          <draw:rect draw:style-name="gr4" draw:text-style-name="P8" draw:layer="layout" svg:width="2.223cm" svg:height="0.604cm" svg:x="9.889cm" svg:y="8.892cm">
            <text:p text:style-name="P4"><text:span text:style-name="T1">not( true )</text:span></text:p>
          </draw:rect>
        </draw:g>
        <draw:rect draw:style-name="gr6" draw:text-style-name="P1" draw:layer="layout" svg:width="0.715cm" svg:height="0.352cm" svg:x="10.857cm" svg:y="9.013cm">
          <text:p/>
        </draw:rect>
        <draw:line draw:style-name="gr7" draw:text-style-name="P1" draw:layer="layout" svg:x1="11.192cm" svg:y1="7.784cm" svg:x2="11.196cm" svg:y2="9.006cm">
          <text:p/>
        </draw:line>
        <draw:rect draw:style-name="gr5" draw:text-style-name="P8" draw:layer="layout" svg:width="11.053cm" svg:height="0.638cm" svg:x="5.311cm" svg:y="10.379cm">
          <text:p text:style-name="P4"><text:span text:style-name="T1">false</text:span></text:p>
        </draw:rect>
        <draw:frame draw:style-name="gr2" draw:text-style-name="P3" draw:layer="layout" svg:width="1.378cm" svg:height="0.645cm" svg:x="15.226cm" svg:y="9.657cm">
          <draw:text-box>
            <text:p text:style-name="P2"><text:span text:style-name="T1">[not1]</text:span></text:p>
          </draw:text-box>
        </draw:frame>
        <draw:rect draw:style-name="gr6" draw:text-style-name="P1" draw:layer="layout" svg:width="0.955cm" svg:height="0.44cm" svg:x="10.307cm" svg:y="10.495cm">
          <text:p/>
        </draw:rect>
        <draw:line draw:style-name="gr7" draw:text-style-name="P1" draw:layer="layout" svg:x1="10.87cm" svg:y1="9.477cm" svg:x2="10.869cm" svg:y2="10.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9-29T23:27:37</meta:creation-date>
    <dc:date>2006-10-01T16:38:53</dc:date>
    <dc:language>en-US</dc:language>
    <meta:editing-cycles>9</meta:editing-cycles>
    <meta:editing-duration>P1DT1H27M10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